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17in" fo:margin-bottom="0in" loext:contextual-spacing="false" fo:line-height="100%"/>
      <style:text-properties style:font-name="Calibri" fo:font-size="9pt" fo:language="el" fo:country="GR" fo:font-style="normal" officeooo:paragraph-rsid="001e8b66" style:font-name-asian="Times New Roman" style:font-size-asian="9pt" style:language-asian="el" style:country-asian="GR" style:font-style-asian="normal" style:font-name-complex="Times New Roman" style:font-size-complex="10pt" style:font-style-complex="normal"/>
    </style:style>
    <style:style style:name="P2" style:family="paragraph" style:parent-style-name="Standard" style:list-style-name="WWNum9">
      <style:paragraph-properties fo:margin-top="0.0417in" fo:margin-bottom="0in" loext:contextual-spacing="false" fo:line-height="100%"/>
      <style:text-properties style:font-name="Calibri" fo:font-size="9pt" fo:language="el" fo:country="GR" officeooo:paragraph-rsid="001e8b66" style:font-name-asian="Times New Roman" style:font-size-asian="9pt" style:language-asian="el" style:country-asian="GR" style:font-name-complex="Times New Roman" style:font-size-complex="10pt"/>
    </style:style>
    <style:style style:name="P3" style:family="paragraph" style:parent-style-name="Standard" style:list-style-name="WWNum8">
      <style:paragraph-properties fo:margin-top="0.0417in" fo:margin-bottom="0in" loext:contextual-spacing="false" fo:line-height="100%"/>
      <style:text-properties style:font-name="Calibri" fo:language="el" fo:country="GR" officeooo:paragraph-rsid="001e8b66" style:font-name-asian="Times New Roman" style:language-asian="el" style:country-asian="GR" style:font-name-complex="Times New Roman" style:font-size-complex="10pt"/>
    </style:style>
    <style:style style:name="P4" style:family="paragraph" style:parent-style-name="Text_20_body">
      <style:paragraph-properties fo:text-align="justify" style:justify-single-word="false"/>
      <style:text-properties officeooo:rsid="0036d65d" officeooo:paragraph-rsid="0045317b"/>
    </style:style>
    <style:style style:name="P5" style:family="paragraph" style:parent-style-name="Text_20_body">
      <style:paragraph-properties fo:text-align="justify" style:justify-single-word="false"/>
      <style:text-properties officeooo:rsid="003b4d2c" officeooo:paragraph-rsid="003b4d2c"/>
    </style:style>
    <style:style style:name="P6" style:family="paragraph" style:parent-style-name="Text_20_body">
      <style:paragraph-properties fo:text-align="justify" style:justify-single-word="false"/>
      <style:text-properties officeooo:rsid="0051fdde" officeooo:paragraph-rsid="0051fdde"/>
    </style:style>
    <style:style style:name="P7" style:family="paragraph" style:parent-style-name="Text_20_body">
      <style:paragraph-properties fo:text-align="justify" style:justify-single-word="false"/>
      <style:text-properties officeooo:rsid="005b25da" officeooo:paragraph-rsid="005b25da"/>
    </style:style>
    <style:style style:name="P8" style:family="paragraph" style:parent-style-name="Text_20_body">
      <style:paragraph-properties fo:text-align="justify" style:justify-single-word="false"/>
      <style:text-properties officeooo:rsid="0062b36e" officeooo:paragraph-rsid="0062b36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40ff6b"/>
    </style:style>
    <style:style style:name="P11" style:family="paragraph" style:parent-style-name="Text_20_body">
      <style:paragraph-properties fo:text-align="justify" style:justify-single-word="false"/>
      <style:text-properties officeooo:paragraph-rsid="003969f6"/>
    </style:style>
    <style:style style:name="P12" style:family="paragraph" style:parent-style-name="Text_20_body">
      <style:paragraph-properties fo:text-align="justify" style:justify-single-word="false"/>
      <style:text-properties officeooo:rsid="00242484" officeooo:paragraph-rsid="002dd565"/>
    </style:style>
    <style:style style:name="P13" style:family="paragraph" style:parent-style-name="Text_20_body">
      <style:paragraph-properties fo:text-align="justify" style:justify-single-word="false"/>
      <style:text-properties officeooo:rsid="006b3b82" officeooo:paragraph-rsid="006c261a"/>
    </style:style>
    <style:style style:name="P14" style:family="paragraph" style:parent-style-name="Text_20_body">
      <style:paragraph-properties fo:text-align="justify" style:justify-single-word="false"/>
      <style:text-properties officeooo:rsid="006d7957" officeooo:paragraph-rsid="006d7957"/>
    </style:style>
    <style:style style:name="P15" style:family="paragraph" style:parent-style-name="Text_20_body">
      <style:paragraph-properties fo:text-align="justify" style:justify-single-word="false"/>
      <style:text-properties officeooo:rsid="006e7095" officeooo:paragraph-rsid="006e7095"/>
    </style:style>
    <style:style style:name="T1" style:family="text">
      <style:text-properties officeooo:rsid="001f1d67"/>
    </style:style>
    <style:style style:name="T2" style:family="text">
      <style:text-properties officeooo:rsid="002373ca"/>
    </style:style>
    <style:style style:name="T3" style:family="text">
      <style:text-properties officeooo:rsid="002600bb"/>
    </style:style>
    <style:style style:name="T4" style:family="text">
      <style:text-properties officeooo:rsid="0032957d"/>
    </style:style>
    <style:style style:name="T5" style:family="text">
      <style:text-properties officeooo:rsid="00388371"/>
    </style:style>
    <style:style style:name="T6" style:family="text">
      <style:text-properties officeooo:rsid="003b5c78"/>
    </style:style>
    <style:style style:name="T7" style:family="text">
      <style:text-properties officeooo:rsid="0040ff6b"/>
    </style:style>
    <style:style style:name="T8" style:family="text">
      <style:text-properties fo:language="el" fo:country="GR" officeooo:rsid="00388371"/>
    </style:style>
    <style:style style:name="T9" style:family="text">
      <style:text-properties officeooo:rsid="0053b89b"/>
    </style:style>
    <style:style style:name="T10" style:family="text">
      <style:text-properties officeooo:rsid="005dab4d"/>
    </style:style>
    <style:style style:name="T11" style:family="text">
      <style:text-properties officeooo:rsid="0060cfb7"/>
    </style:style>
    <style:style style:name="T12" style:family="text">
      <style:text-properties officeooo:rsid="00643d01"/>
    </style:style>
    <style:style style:name="T13" style:family="text">
      <style:text-properties officeooo:rsid="006c261a"/>
    </style:style>
    <style:style style:name="T14" style:family="text">
      <style:text-properties officeooo:rsid="006db084"/>
    </style:style>
    <style:style style:name="T15" style:family="text">
      <style:text-properties officeooo:rsid="006e9f46"/>
    </style:style>
    <style:style style:name="T16" style:family="text">
      <style:text-properties officeooo:rsid="007279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Εισαγωγή</text:h>
      <text:p text:style-name="P1"/>
      <text:h text:style-name="Heading_20_1" text:outline-level="1">Ερευνητικά Ερωτήματα</text:h>
      <text:p text:style-name="P9">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1">Μάλιστα, τα τελευταία χρόνια, με την διεύρυνση και την εξέλιξη των δικτύων μόνιμων σταθμών καταγραφής GNSS, τα συστήματα δορυφορικού εντοπισμού παίζουν και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νατικό ρόλο στην κατανόηση του πολύπλοκου Ελληνικού γεωλογικού και ηφαιστειακού υποβάθρου.</text:span></text:p>
      <text:p text:style-name="P9">Τα όρια μέχρι τα οποία μπορούν τα <text:s/>Παγκόσμια Δορυφορικά Συστήματα Εντοπισμού να προσφέρουν απαντήσεις είναι ακόμη <text:span text:style-name="T2">ρευστά, </text:span>θολά <text:span text:style-name="T3">και συνεχώς μεταβα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3">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12">Τελευταία, <text:span text:style-name="T3">ο</text:span> <text:span text:style-name="T3">σε πραγματικό ή σχεδόν πραγματικό χρόνο εντοπισμός θέσης (και άλλων παραμέτρων), αποτελεί καίριο πεδίο έρευνας και καινοτομίας. Οι σύ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ιομεγενή δεδομένα/προϊόντα, υπολογιστικοί περιορισμοί, κτλ). </text:span></text:p>
      <text:p text:style-name="P12"><text:span text:style-name="T3">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text:span><text:soft-page-break/><text:span text:style-name="T3">περιορισμένων υπολογιτικών πόρων. Η περίπτωση του εντοπισμού σε πραγματικό ή σχεδόν πραγματικό χρόνο, αποτελεί ένα απαιτιτικό πεδίο δοκιμής και ελέγχου των αποτελεσμάτων των διαφορετικών μεθοδολογιών.</text:span></text:p>
      <text:p text:style-name="P9">Υπό διερεύνηση παραμένει και η συμβολή των Δορυφορικών Συστημάτων Εντοπισμού στην μελέτη της ατμόσφαιρας. Τόσο η ιονόσφαιρα όσο και η τροπόσφαιρα επηρεάζουν σημαντικά το δορυφορικό σήμα· <text:span text:style-name="T4">οι σύγχρονες με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p text:style-name="P10"><text:span text:style-name="T7">Τέλος, τα τελευταία χρόνια έχουν αρχίσει να αναπτύσσονται από διάφορες χώρες συστήματα έγκαιρης προειδοποίησης (early warning systems). Τα συστήματα αυτά, χρησημοποιούν παρατηρήσεις (δορυφορικές ή/και επίγειες) και μετά από κατάλληλη επεξεργασία μπορούν να ειδοποιήσουν για επικείμενα βίαια φαινόμενα. Η χρήση και ενσωμάτωση των Παγκόσμιων <text:s/>Δορυφορικών Συστημάτων Εντοπισμού σε αυτά τα συστήματα είναι ακόμη σε πειραματικό στάδιο, τα πλεονεκτήματα όμως που μπορούν να προσφέρουν είναι σημαντικά και υπάρχει σε εξέλιξη μια προσπάθεια από την ερευνητική κοινότητα να βρεθούν ή και να προσαρμοστούν τεχνολογίες και μεθοδολογίες ώστε ο σε πραγματικό ή σχεδόν πραγματικό χρόνο εντοπισμός να προσφέρει και στον τομέα αυτό. Ήδη χώρες όπως η Ιαπωνία, με πολύ συχνά και μεγάλου μεγέθους σεισμικά επεισόδια, έχουν επενδύσει στην αναδυόμενη αυτή τεχνολογία.</text:span></text:p>
      <text:h text:style-name="Heading_20_1" text:outline-level="1">Εννοιολογικό Πλαίσιο</text:h>
      <text:list xml:id="list2319820763507202584" text:style-name="WWNum9">
        <text:list-item>
          <text:p text:style-name="P2"/>
        </text:list-item>
      </text:list>
      <text:h text:style-name="Heading_20_1" text:outline-level="1">Μεθοδολογία</text:h>
      <text:p text:style-name="P4">Θα γίνει επιλογή μόνιμων σταθμών καταγραφής GNSS με δυνατότητα <text:span text:style-name="T5">καταγραφής συνεχούς, σε υψηλή συχνότητα (τουλάχιστο 1 Hz)</text:span> <text:span text:style-name="T5">σήματος. Οι σταθμοί αυτοί δύναται να ανήκουν σε διαφορετικούς οργανισμούς (εγχώριους ή/και αλλοδαπούς), με προϋπόθεση όμως, τα δεδομένα τους να είναι ελεύθερα διαθέσιμα ανά τακτά χρονικά διστήματα και να είναι υψηλής ποιότητας. Θα προτιμιθούν δέκτες με δυνατότητα καταγραφής πλέον του ενός συστήματος GNSS (π.χ. GPS και GLONASS).</text:span></text:p>
      <text:p text:style-name="P4"><text:span text:style-name="T5">Θα αναπτυχθούν υπολογιστικές ρουτίνες, ώστε τα αρχεία καταγραφής να μεταφορτώνονται από τα ηλεκτρονικά αποθετήρια (όπου συλλέγονται αρχικά) σε εξυπηρετητή που ανήκει στο Κέντρο Δορυφόρων Διονύσου. </text:span><text:span text:style-name="T8">Τα </text:span><text:span text:style-name="T5">αρχεία θα ελεχονται ως προς την πληρότητα και την ποιότητά τους και θα γίνεται προ-επεξεργασία των παρατηρήσεων. Αυτό θα έχει ως αποτέλεσμα να μην συμμετέχουν στην επεξεργασία δεδομένα που μπορούν να μειώσουν την ποιότητα της επεξεργασίας, να αυξήσουν σημαντικά τον χρόνο για την απαιτούμενη (μετέπειτα) ανάλυση και τέλος να την καταστήσουν αδύνατη ή/και χρονοβόρα. Επίσης, με αυτόν τον τρόπο θα μπορεί να γίνεται αναγνώριση σταθμών όπου οι δέκτες παρουσιάζουν προβλημα στην συλλογή, καταγραφή ή μεταφόρτωση δεδομένων.</text:span></text:p>
      <text:p text:style-name="P5">Έπειτα, θα ακολουθεί η επεξεργασία τους <text:span text:style-name="T6">με κατάλληλο λογισμικό, σχεδιασμένο για επιλύσεις ακριβείας δορυφορικών δεδομένων. Η ακριβής μεθοδολογία (σχετικός ή/και απόλυτος προσδιορισμός) </text:span><text:soft-page-break/><text:span text:style-name="T6">καθώς και οι παράμετροι των επιμέρους αλγορίθμων είναι (όπως αναφέρθηκε παραπάνω) θέμα προς διερεύνηση. Θα δοκιμαστούν και ελεγθούν και οι δύο μεθοδολογίες (απόλυτος και σχετικός εντοπισμός) μέσα από διάφορα σχήματα επεξεργασίας και θα αξιολογηθούν τα παραγόμενα αποτέλεσματα τόσο ως προς την ποιότητά τους (αξιοπιστία και ακρίβεια λύσεων) όσο και ως προς τους απαιτούμενους υπολογιστικούς πόρους (υπολογιστική ισχύς και χρόνος). Θα γίνουν τροποποιήσεις και διερεύνηση κατάληλων παραμέτρων ώστε οι επιμέρους αλγόριθμοι ανάλυσης (π.χ. επίλυση κώδικα, επίλυση ασαφειών φάσης, εκτίμηση διαφορετικών ειδών σφαλμάτων) να προσαρμοστούν όσο το δυνατόν καλύτερα στον απαιτούμενο στόχο. Ακόμη, θα δοκιμαστούν επιλύσεις με πλέον του ενός συστήματος GNSS (π.χ. GPS και GLONASS), ώστε να διερευνηθούν και να αξιολογηθούν τα πλεονεκτήματα και μειονεκτήματά τους και φυσικά του συνδυασμού τους.</text:span></text:p>
      <text:p text:style-name="P6">Στο τέλος του παραπάνω σταδίου, θα γίνεται εκτίμηση των παραμέτρων ενδιαφέροντος. Αυτές θα είναι <text:s/>η θέση κάθε σταθμού (σε τρισδιάστατο παγκόσμιο σύστημα αναφοράς) αλλά και οι επιδράσεις της ατμόσφαιρας (τροπόσφαιρα και ιονόσφαιρα). <text:span text:style-name="T9">Με τον τρόπο αυτό, θα έχουμε συνεχής, ανά δύο ώρες καινούριες εκτιμήσεις για όλες τις προαναφερθείσες παραμέτρους, οπότε θα μπορούμε να παρακολούθούμε σε σχεδόν πραγματικό χρόνο οποιαδήποτε μεταβολή. Αξίζει να σημειωθεί, ότι οι παράμετροι ενδιαφέροντος μπορούν να αυξηθούν ανάλογα με την μεθοδολογία που θα επιλεγεί, τις ανάγκες που θα προκύψουν και το σχήμα επεξεργασίας που θα επιλεγεί (π.χ. για πλέον του ενός συστήματος GNSS μπορούν να εκτιμηθούν παράμετροι που αφορούν στην μη συμβατότητά τους). Επίσης, ανάλογα με τις ανάγκες της ερευνητικής κοινότητας, μπορούν να επιλεγούν και επιπλέον παράμετροι προς εκτίμηση. Τα αποτελέσματα θα καταγράφονται σε αρχεία σύμφωνα με τα διεθνή πρότυπα (format) και θα μεταφορτώνονται σε διακομιστή του Κέντρου Δορυφόρων Διονύσου, από όπου θα είναι ελεύθερα προσπελάσιμα από όλους τους ενδιαφερόμενους. Έτσι, αν π.χ. κάποια Ελληνική ή/και διεθνής υπηρεσία μελετά την ατμόσφαιρα, θα μπορεί να έχει πρόσβαση στις εκτιμήσεις με ανανεόμενα αποτελέσματα ανά δύο ώρες.</text:span></text:p>
      <text:p text:style-name="P7">Μετά την εκτίμηση των παραμέτρων ενδιαφέροντος, θα ακολουθεί η μεταφόρτωση, αποθήκευση και διάθεση των αποτελεσμάτων, αλλά και χρήση τους για την on-line παρακολούθησή τους. Πιο συγκεκριμένα, θα δημιουργηθεί ιστοσελίδα (που θα στεγάζεται στην ιστοσελίδα του ΚΔΔ), όπου τα αποτελέσματα θα απεικονίζονται γραφικά για κάθε σταθμό. Έτσι, θα υπάρχουν (για κάθε σταθμό) χρονοσειρές θέσης (για κάθε συνιστώσα), με ανανεούμενα αποτελέσματα (εκτιμήσεις) ανά δύο ώρες. Οι κανούριες εκτιμήσεις θα ενσωματόνονται στις ήδη υπάρχουσες, μέσω μοντελοποίησης με χρήση φίλτρου Kalman. <text:span text:style-name="T10">Με τον τρόπο αυτό θα μπορούν να εντοπιστούν σε πολύ μικρό χρόνο τυχών βίαιες ή ραγδαίες μεταβολές στην κίνηση ενός σταθμού. Το γεγονός αυτό είναι ιδιαίτερα σημαντικό, καθώς π.χ. σε περίπτωση τεκτονικών/σεισμικών φαινομένων, θα μπορούμε να έχουμε σε σχεδόν σε πραγματικό χρόνο τις μετακινήσεις που έχουν συντελεστεί στον στερεό φλοιό (αν το σεισμικό γεγονός συντελεστεί κοντά σε κάποιον από τους επιλεγμένους σταθμούς).</text:span></text:p>
      <text:p text:style-name="P11"><text:span text:style-name="T11">Να σημειωθεί πως τα παραπάνω βήματα (ανάκτηση και έλεγχος δεδομένων, επεξεργασία, εκτίμηση παραμέτρων ενδιαφέροντοες, διάθεση στο διαδίκτυο και απεικόνηση στην ιστοσελίδα) θα επαναλλαμβάνονται κάθε δύο ώρες, με πλήρως αυτοματοποιημένο τρόπο, χωρίς τη συμβολή χρήστη.</text:span></text:p>
      <text:p text:style-name="P8"><text:soft-page-break/>Τέλος, θα γίνει προσπάθεια περαιτέρω μείωσης του χρόν<text:span text:style-name="T12">ου υστέρησης των δύο ωρών, σταδιακά, σε μικρότερα χρονικά διαστήματα (μίας ώρας και έπειτα μισής ώρας). Τα αποτελέσματα θα καταγραφούν και θα αξιολογηθούν με στόχο την όσο το δυνατόν βέλτιστη προσέγγιση ενός συστήματος παρακολούθησης σε πραγματικό χρόνο και την πιθανότητα δημιουργίας ή/και χρήσης των GNSS σε συστήματα έγκαιρης προειδοποίησης.</text:span></text:p>
      <text:h text:style-name="Heading_20_1" text:outline-level="1">Καινοτομία της Ερευνητικής Πρότασης</text:h>
      <text:p text:style-name="P13">Η συνήθης έως τώρα πρακτική στην επεξεργασία παρατηρήσεων GNSS για εφαρμογές μεγάλης ακρίβειας, είναι η συγκέντρωση μεγάλου όγκου δεδομένων (τυπικά ημερίσια αρχεία) και η μετέπειτα επεξεργασία τους. <text:span text:style-name="T13">Μόλις τα τελευταία χρόνια, με την εξέλιξη των υλικοτεχνικών μέσων (κυρίως νέες τεχνολογίες δεκτών, ηλεκτρονικών υπολογιστών και ανταλλαγής δεδομένων) αλλά και την βελτίωση των υφηστάμενων αλγορίθμων και μοντέλων επεξεργασίας, έχει καταστεί πλέον δυνατή η ανταλλαγή και επεξεργασία δεδομένων σε σχεδόν παραγματικό ή πραγματικό χρόνο.</text:span></text:p>
      <text:p text:style-name="P14">Το εγχείρημα της παρακολούθησης σταθμών καταγραφής GNSS έχει επιχειρηθεί σε ορισμένα διεθνή κέντρα με μεικτά αποτελέσματα και για διαφορετικούς σκοπούς. Δεν υπάρχει έως τώρα μια προτυποποιημένη μεθοδολογία ανάλυσης· τα χρησιμοποιούμενα μοντέλα, αλγόριθμοι και επιλογές επεξεργασίας διαφέρουν σημαντικά <text:span text:style-name="T14">και βασίζονται στις κατα καιρούς και ανά τόπους ανάγκες. Φιλοδοξία της παρούσας πρότασης είναι να προσφέρει στον τομέα αυτό. Να καταδείξει τα πλεονεκτήματα και τα μειονεκτήματα των διαφορετικών μεθόδων, να αναδείξει νέες και να προτείνει μία βέλτιστη μέθοδο προσανατολισμένη στην ανάλυση δεδομένων GNSS για παρακολούθηση του στερού φλοιού σε σχεδόν πραγματικό χρόνο.</text:span></text:p>
      <text:p text:style-name="P15">Ο Ελληνικός χώρος (όπως αναφέρεται και παραπάνω), αποτελεί ένα φυσ<text:span text:style-name="T16">ι</text:span>κό εργαστήριο, μία ενδεδειγμένη περιοχή όπου το προτεινόμενο πλαίσιο μπορεί να δοκιμαστεί και να αξιολογηθεί. Το πλήθος και η συχνότητα των βίαιων τεκτονικών φαινομένων που λαμβάνουν χώρα στην Ελλάδα, προσφέρεται για την δημιουργία ενός συστήματος παρακολούθησης, όπου οι μεθοδολογίες και οι νέες τεχνολογίες μπορούν να δοκιμαστούν στην πράξη, σε συνθήκες <text:span text:style-name="T15">δυσχερής και ανομοιόμορφες.</text:span></text:p>
      <text:h text:style-name="Heading_20_1" text:outline-level="1">Συνεισφορά στη Θεωρητική ή/και Εφαρμοσμένη Επιστημονική Γνώση</text:h>
      <text:list xml:id="list7652184865286413054" text:style-name="WWNum8">
        <text:list-item>
          <text:p text:style-name="P3">συνεισφορά σε Γεωλογία, Ηφαιστειολογία, ατμοσφαιρικά</text:p>
        </text:list-item>
        <text:list-item>
          <text:p text:style-name="P3">συνεισφορά στην κατανόηση του ελληνικού υποβάθρου</text:p>
        </text:list-item>
        <text:list-item>
          <text:p text:style-name="P3">συνεισφορά στην γεωδαισία</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277" style:display-name="ListLabel 27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9:02:28.174379574</meta:creation-date>
    <dc:date>2017-02-08T12:03:26.543886913</dc:date>
    <meta:editing-duration>PT3H29M40S</meta:editing-duration>
    <meta:editing-cycles>66</meta:editing-cycles>
    <meta:generator>LibreOffice/5.2.5.1$Linux_X86_64 LibreOffice_project/20$Build-1</meta:generator>
    <meta:document-statistic meta:table-count="0" meta:image-count="0" meta:object-count="0" meta:page-count="4" meta:paragraph-count="26" meta:word-count="1558" meta:character-count="11414" meta:non-whitespace-character-count="9880"/>
  </office:meta>
</office:document-meta>
</file>